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0pt" style:font-size-asian="20pt" style:font-size-complex="20pt"/>
    </style:style>
    <style:style style:name="P3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4" style:parent-style-name="Standard" style:family="paragraph">
      <style:paragraph-properties fo:background-color="#FFFFFF"/>
    </style:style>
    <style:style style:name="T5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7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8" style:parent-style-name="Standard" style:family="paragraph">
      <style:paragraph-properties fo:background-color="#FFFFFF"/>
    </style:style>
    <style:style style:name="T9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11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12" style:parent-style-name="Standard" style:family="paragraph">
      <style:paragraph-properties fo:background-color="#FFFFFF"/>
    </style:style>
    <style:style style:name="T13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15" style:parent-style-name="Standard" style:family="paragraph">
      <style:paragraph-properties fo:background-color="#FFFFFF"/>
    </style:style>
    <style:style style:name="T16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background-color="#FFFFFF"/>
    </style:style>
    <style:style style:name="T18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20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21" style:parent-style-name="Standard" style:family="paragraph">
      <style:paragraph-properties fo:background-color="#FFFFFF"/>
    </style:style>
    <style:style style:name="T22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background-color="#FFFFFF"/>
    </style:style>
    <style:style style:name="T24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26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27" style:parent-style-name="Standard" style:family="paragraph">
      <style:paragraph-properties fo:background-color="#FFFFFF"/>
    </style:style>
    <style:style style:name="T28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background-color="#FFFFFF"/>
    </style:style>
    <style:style style:name="T30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32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33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34" style:parent-style-name="Standard" style:family="paragraph">
      <style:paragraph-properties fo:background-color="#FFFFFF"/>
    </style:style>
    <style:style style:name="T35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background-color="#FFFFFF"/>
    </style:style>
    <style:style style:name="T37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39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40" style:parent-style-name="Standard" style:family="paragraph">
      <style:paragraph-properties fo:background-color="#FFFFFF"/>
    </style:style>
    <style:style style:name="T41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background-color="#FFFFFF"/>
    </style:style>
    <style:style style:name="T43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45" style:parent-style-name="Standard" style:family="paragraph">
      <style:paragraph-properties fo:background-color="#FFFFFF"/>
    </style:style>
    <style:style style:name="T46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background-color="#FFFFFF"/>
    </style:style>
    <style:style style:name="T48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background-color="#FFFFFF"/>
    </style:style>
    <style:style style:name="T50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background-color="#FFFFFF"/>
    </style:style>
    <style:style style:name="T52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 text:c="2"/>Release Not for web school from development team to QA team</text:p>
      <text:p text:style-name="Standard">1)Unit <text:s/>and Integration testing has been completed with zero defects from developer</text:p>
      <text:p text:style-name="Standard">2)Build is ready for system (functional )testing QA (Testing )</text:p>
      <text:p text:style-name="Standard">3) Requirements implemented in this build (all are completed )</text:p>
      <text:p text:style-name="Standard">4)<text:span text:style-name="T2"><text:s/></text:span>URL of build(Uniform Resource Locator) Grips.web-school.us</text:p>
      <text:p text:style-name="Standard">User name : admin password :admin123</text:p>
      <text:p text:style-name="Standard"><text:s/>Build period : <text:s/>3 days</text:p>
      <text:p text:style-name="Standard">6) Functions to be tested</text:p>
      <text:p text:style-name="P3"/>
      <text:p text:style-name="P4"><text:a xlink:href="#Academic" office:target-frame-name="_top" xlink:show="replace"><text:span text:style-name="T5">https://web-school.in/usermanual/#Academic</text:span></text:a></text:p>
      <text:p text:style-name="P6"/>
      <text:p text:style-name="P7"/>
      <text:p text:style-name="P8"><text:a xlink:href="file:///C:/h" office:target-frame-name="_top" xlink:show="replace"><text:span text:style-name="T9">https://web-school.in/usermanual/#MessageSMS</text:span></text:a></text:p>
      <text:p text:style-name="P10"/>
      <text:p text:style-name="P11"/>
      <text:p text:style-name="P12"><text:a xlink:href="#Student" office:target-frame-name="_top" xlink:show="replace"><text:span text:style-name="T13">https://web-school.in/usermanual/#Student</text:span></text:a></text:p>
      <text:p text:style-name="P14"/>
      <text:p text:style-name="P15"><text:a xlink:href="#Withdrawal" office:target-frame-name="_top" xlink:show="replace"><text:span text:style-name="T16">https://web-school.in/usermanual/#Withdrawal</text:span></text:a></text:p>
      <text:p text:style-name="P17"><text:a xlink:href="https://web-school.in/usermanual/" office:target-frame-name="_top" xlink:show="replace"><text:span text:style-name="T18">https://web-school.in/usermanual/#</text:span></text:a></text:p>
      <text:p text:style-name="P19"/>
      <text:p text:style-name="P20"/>
      <text:p text:style-name="P21"><text:a xlink:href="#Performance" office:target-frame-name="_top" xlink:show="replace"><text:span text:style-name="T22">https://web-school.in/usermanual/#Performance</text:span></text:a></text:p>
      <text:p text:style-name="P23"><text:a xlink:href="#HRPayroll" office:target-frame-name="_top" xlink:show="replace"><text:span text:style-name="T24">https://web-school.in/usermanual/#HRPayroll</text:span></text:a></text:p>
      <text:p text:style-name="P25"/>
      <text:p text:style-name="P26"/>
      <text:p text:style-name="P27"><text:a xlink:href="#dataexport" office:target-frame-name="_top" xlink:show="replace"><text:span text:style-name="T28">https://web-school.in/usermanual/#dataexport</text:span></text:a></text:p>
      <text:p text:style-name="P29"><text:a xlink:href="#settings" office:target-frame-name="_top" xlink:show="replace"><text:span text:style-name="T30">https://web-school.in/usermanual/#settings</text:span></text:a></text:p>
      <text:p text:style-name="P31"/>
      <text:p text:style-name="P32"/>
      <text:p text:style-name="P33"/>
      <text:p text:style-name="P34"><text:a xlink:href="#Events" office:target-frame-name="_top" xlink:show="replace"><text:span text:style-name="T35">https://web-school.in/usermanual/#Events</text:span></text:a></text:p>
      <text:p text:style-name="P36"><text:a xlink:href="#Transport" office:target-frame-name="_top" xlink:show="replace"><text:span text:style-name="T37">https://web-school.in/usermanual/#Transport</text:span></text:a></text:p>
      <text:p text:style-name="P38"/>
      <text:p text:style-name="P39"/>
      <text:p text:style-name="P40"><text:a xlink:href="#Reports" office:target-frame-name="_top" xlink:show="replace"><text:span text:style-name="T41">https://web-school.in/usermanual/#Reports</text:span></text:a></text:p>
      <text:p text:style-name="P42"><text:a xlink:href="#Library" office:target-frame-name="_top" xlink:show="replace"><text:span text:style-name="T43">https://web-school.in/usermanual/#Library</text:span></text:a></text:p>
      <text:p text:style-name="P44"/>
      <text:p text:style-name="P45"><text:a xlink:href="#StoreManagement" office:target-frame-name="_top" xlink:show="replace"><text:span text:style-name="T46">https://web-school.in/usermanual/#StoreManagement</text:span></text:a></text:p>
      <text:p text:style-name="P47"><text:a xlink:href="#Finance" office:target-frame-name="_top" xlink:show="replace"><text:span text:style-name="T48">https://web-school.in/usermanual/#Finance</text:span></text:a></text:p>
      <text:p text:style-name="P49"><text:a xlink:href="#Withdrawal" office:target-frame-name="_top" xlink:show="replace"><text:span text:style-name="T50">https://web-school.in/usermanual/#Withdrawal</text:span></text:a></text:p>
      <text:p text:style-name="P51"><text:a xlink:href="https://web-school.in/usermanual/" office:target-frame-name="_top" xlink:show="replace"><text:span text:style-name="T52">https://web-school.in/usermanual/#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use-window-font-color="tru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rmal1" style:display-name="Normal1" style:family="paragraph">
      <style:paragraph-properties fo:widows="2" fo:orphans="2"/>
      <style:text-properties style:use-window-font-color="true" fo:hyphenate="false"/>
    </style:style>
    <style:style style:name="Title" style:display-name="Title" style:family="paragraph" style:parent-style-name="Normal1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Paragraph" style:display-name="List Paragraph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dell</dc:creator>
    <meta:creation-date>2024-07-04T14:26:00Z</meta:creation-date>
    <dc:date>2024-07-04T14:26:00Z</dc:date>
    <meta:template xlink:href="Normal" xlink:type="simple"/>
    <meta:editing-cycles>2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55" meta:character-count="1712" meta:row-count="12" meta:non-whitespace-character-count="1460"/>
  </office:meta>
</office:document-meta>
</file>